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09903c" officeooo:paragraph-rsid="0009903c" style:font-size-asian="15pt" style:font-size-complex="15pt"/>
    </style:style>
    <style:style style:name="P3" style:family="paragraph" style:parent-style-name="Standard">
      <style:text-properties fo:font-size="18pt" fo:font-weight="bold" officeooo:rsid="0009903c" officeooo:paragraph-rsid="0009903c" style:font-size-asian="18pt" style:font-weight-asian="bold" style:font-size-complex="18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officeooo:rsid="0009903c" officeooo:paragraph-rsid="0009903c" style:font-size-asian="18pt" style:font-size-complex="18pt"/>
    </style:style>
    <style:style style:name="P6" style:family="paragraph" style:parent-style-name="Standard">
      <style:paragraph-properties fo:margin-left="0cm" fo:margin-right="0cm" fo:text-indent="1.27cm" style:auto-text-indent="false"/>
    </style:style>
    <style:style style:name="P7" style:family="paragraph" style:parent-style-name="Standard" style:list-style-name="WWNum1">
      <style:paragraph-properties fo:margin-left="1.27cm" fo:margin-right="0cm" fo:text-indent="-0.635cm" style:auto-text-indent="false"/>
    </style:style>
    <style:style style:name="P8" style:family="paragraph" style:parent-style-name="Standard" style:list-style-name="WWNum1">
      <style:paragraph-properties fo:margin-left="1.27cm" fo:margin-right="0cm" fo:text-indent="-0.635cm" style:auto-text-indent="false"/>
      <style:text-properties officeooo:paragraph-rsid="000bce75"/>
    </style:style>
    <style:style style:name="P9" style:family="paragraph" style:parent-style-name="Standard" style:list-style-name="WWNum1">
      <style:paragraph-properties fo:margin-left="1.27cm" fo:margin-right="0cm" fo:text-indent="-0.635cm" style:auto-text-indent="false"/>
      <style:text-properties fo:font-size="15pt" officeooo:rsid="0009903c" officeooo:paragraph-rsid="0009903c" style:font-size-asian="15pt" style:font-size-complex="15pt"/>
    </style:style>
    <style:style style:name="P10" style:family="paragraph" style:parent-style-name="Standard" style:list-style-name="WWNum1">
      <style:paragraph-properties fo:margin-left="1.27cm" fo:margin-right="0cm" fo:text-indent="-0.635cm" style:auto-text-indent="false"/>
      <style:text-properties fo:font-size="15pt" officeooo:rsid="0009903c" officeooo:paragraph-rsid="000bce75" style:font-size-asian="15pt" style:font-size-complex="15pt"/>
    </style:style>
    <style:style style:name="P11" style:family="paragraph" style:parent-style-name="Standard">
      <style:paragraph-properties fo:margin-left="1.27cm" fo:margin-right="0cm" fo:text-indent="-0.635cm" style:auto-text-indent="false"/>
      <style:text-properties fo:font-size="15pt" officeooo:rsid="0009903c" officeooo:paragraph-rsid="0009903c" style:font-size-asian="15pt" style:font-size-complex="15pt"/>
    </style:style>
    <style:style style:name="P12" style:family="paragraph" style:parent-style-name="Standard" style:master-page-name="Standard">
      <style:paragraph-properties style:page-number="1"/>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20pt" style:font-size-asian="20pt" style:font-size-complex="20pt"/>
    </style:style>
    <style:style style:name="T3" style:family="text">
      <style:text-properties fo:font-size="18pt" fo:font-weight="bold" style:font-size-asian="18pt" style:font-weight-asian="bold"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ca189"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size="15pt" style:font-size-asian="15pt" style:font-size-complex="15pt"/>
    </style:style>
    <style:style style:name="T8" style:family="text">
      <style:text-properties officeooo:rsid="000b4512"/>
    </style:style>
    <style:style style:name="T9" style:family="text">
      <style:text-properties fo:font-weight="bold" style:font-weight-asian="bold" style:font-weight-complex="bold"/>
    </style:style>
    <style:style style:name="T10" style:family="text">
      <style:text-properties fo:font-weight="bold" officeooo:rsid="000c1a6e" style:font-weight-asian="bold" style:font-weight-complex="bold"/>
    </style:style>
    <style:style style:name="T11" style:family="text">
      <style:text-properties fo:font-weight="bold" officeooo:rsid="000b4512" style:font-weight-asian="bold" style:font-weight-complex="bold"/>
    </style:style>
    <style:style style:name="T12" style:family="text">
      <style:text-properties officeooo:rsid="000c1a6e"/>
    </style:style>
    <style:style style:name="T13"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Note de cadrage</text:span><text:span text:style-name="T2"> </text:span></text:p>
      <text:p text:style-name="P1"/>
      <text:p text:style-name="Standard"><text:span text:style-name="T3">Contexte</text:span><text:span text:style-name="T7"> :</text:span></text:p>
      <text:p text:style-name="P1"/>
      <text:p text:style-name="P6"><text:span text:style-name="T7">Actuellement le client utilise un fichier excel contenant toutes les informations pour gérer les films et séries disponibles sur sa plateforme.</text:span></text:p>
      <text:p text:style-name="P6"><text:span text:style-name="T7">Le client souhaite moderniser son système de gestion afin d’avoir plus de facilité d’utilisation et surtout perdre moins de temps c’est long de tout écrire dans un fichier Excel.</text:span></text:p>
      <text:p text:style-name="P6"><text:span text:style-name="T7">Il souhaite aussi avoir une interface graphique de ce nouveau système.</text:span></text:p>
      <text:p text:style-name="P1"/>
      <text:p text:style-name="Standard"><text:span text:style-name="T3">Objet</text:span><text:span text:style-name="T7"> :</text:span></text:p>
      <text:p text:style-name="P1"/>
      <text:p text:style-name="Standard"><text:span text:style-name="T7">La société DreamTeam(Jonathan,Raphaël et Hadrien) intervient pour concevoir une base de données. Elle n’assurera pas son exploitation.</text:span></text:p>
      <text:p text:style-name="P1"/>
      <text:p text:style-name="P2"><text:span text:style-name="T4">Domaine métier</text:span> :</text:p>
      <text:p text:style-name="P2"/>
      <text:p text:style-name="P2"><text:span text:style-name="T5">R</text:span><text:span text:style-name="T4">ègles de gestion</text:span> :</text:p>
      <text:p text:style-name="P2"/>
      <text:p text:style-name="P2">un film/série peut avoir un ou plusieurs directeurs</text:p>
      <text:p text:style-name="P2">un film/série peut appartenir à plusieurs catégories</text:p>
      <text:p text:style-name="P2">un film/série peut être réaliser dans un ou plusieurs pays</text:p>
      <text:p text:style-name="P2">chaque film/série est identifié par un identifiant unique</text:p>
      <text:p text:style-name="P2">un film/série peut avoir un ou plusieurs acteurs</text:p>
      <text:p text:style-name="P2">un acteur peut jouer dans un ou plusieurs films</text:p>
      <text:p text:style-name="P2">un directeur peut réaliser un ou plusieurs film<text:span text:style-name="T8">s</text:span></text:p>
      <text:p text:style-name="P2"/>
      <text:p text:style-name="P2"/>
      <text:p text:style-name="P2"/>
      <text:p text:style-name="P2"/>
      <text:p text:style-name="P2"><text:soft-page-break/><text:span text:style-name="T4">Critères d’achèvement </text:span>:</text:p>
      <text:p text:style-name="P2"/>
      <text:p text:style-name="P3"><text:span text:style-name="T12">Étape</text:span> 1 :</text:p>
      <text:p text:style-name="P2">La base de donnée<text:span text:style-name="T8">s</text:span> à été cré<text:span text:style-name="T8">é</text:span>e et les données implémentées sont</text:p>
      <text:p text:style-name="P2">propres et structurées. L’étape sera considérée achevée lorsque</text:p>
      <text:p text:style-name="P2">l’on pourra accéder aux données grâce aux requêtes SQL.</text:p>
      <text:p text:style-name="P2"/>
      <text:p text:style-name="P3"><text:span text:style-name="T8">Étape</text:span> 2 :</text:p>
      <text:p text:style-name="P2"/>
      <text:p text:style-name="P2">La plateforme permettant la <text:span text:style-name="T8">data visualisation</text:span> en local a été cré<text:span text:style-name="T8">é</text:span></text:p>
      <text:p text:style-name="P2">et est bien connectée à la base de données. L’étape sera considérée achevée lorsque l’on pourra constater visuellement les données pour une information rentrée.</text:p>
      <text:p text:style-name="P2"><text:s/></text:p>
      <text:p text:style-name="P5"><text:span text:style-name="T9">Conditions opérationnelles</text:span> :</text:p>
      <text:p text:style-name="P2"/>
      <text:p text:style-name="P2">La base de données sera créée sur le modèle relationnelle. L’intégration</text:p>
      <text:p text:style-name="P2">ainsi que le formatage des données sera exécuté avec Python. La</text:p>
      <text:p text:style-name="P2">visualisation des données sera faite avec le framework jinja2.</text:p>
      <text:p text:style-name="P2"/>
      <text:p text:style-name="P5"><text:span text:style-name="T9">Méthodologie</text:span> :</text:p>
      <text:p text:style-name="P2"/>
      <text:list xml:id="list49244998" text:style-name="WWNum1">
        <text:list-item>
          <text:p text:style-name="P9">Utilisation de la méthode Merise pour la visualisation des différentes tables qui seront créés dans la bdd (base de données) et les clés primaires et secondaires qui permettront de montrer à l'écrit les relations entre les tables.</text:p>
        </text:list-item>
      </text:list>
      <text:p text:style-name="P11"/>
      <text:p text:style-name="P11"/>
      <text:p text:style-name="P11"/>
      <text:p text:style-name="P11"/>
      <text:p text:style-name="P11"/>
      <text:p text:style-name="P11"/>
      <text:p text:style-name="P11"/>
      <text:p text:style-name="P5"><text:soft-page-break/><text:span text:style-name="T9">Planing</text:span> : </text:p>
      <text:p text:style-name="P2"/>
      <text:list xml:id="list144753503096762" text:continue-numbering="true" text:style-name="WWNum1">
        <text:list-item>
          <text:p text:style-name="P8"><text:span text:style-name="T7">Le projet débutera le 05/10/2020 et devra être terminé pour le 30/11/2020.</text:span></text:p>
        </text:list-item>
        <text:list-item>
          <text:p text:style-name="P10">Des évaluations seront effectuées lorsque le modèle relationnel sera complété afin d’obtenir l'acquiescement du client sur les différentes tables et clés au bout de la première semaine de travail; avant l’insertion des données afin de vérifier la pertinence de ces dernières(par le client), puis durant les tests d’utilisation de la méthode CRUD afin de tester que ces dernières fonctionnent et sont simples d’utilisation durant la première semaine du mois de Novembre; et un dernier test complet sera effectué la troisième semaine de Novembre pour vérifier que tout est au goût du client. La dernière semaine sera laissée au prestataire qui devra vérifier que tout est fonctionnel et repérer les éventuels bugs et les corriger.</text:p>
        </text:list-item>
      </text:list>
      <text:p text:style-name="P2"><text:s/></text:p>
      <text:p text:style-name="P4"><text:span text:style-name="T13">Cahier des charges</text:span> :</text:p>
      <text:p text:style-name="P1"/>
      <text:list xml:id="list144752264111376" text:continue-numbering="true" text:style-name="WWNum1">
        <text:list-header>
          <text:p text:style-name="P7"><text:span text:style-name="T7"/></text:p>
        </text:list-header>
        <text:list-item>
          <text:p text:style-name="P7"><text:span text:style-name="T7">Création de la bdd relationnelle (mysql workbench) pour avoir une représentation graphique des liens entre les différentes tables de la bdd.</text:span></text:p>
        </text:list-item>
        <text:list-item>
          <text:p text:style-name="P7"><text:span text:style-name="T7">Utilisation du langage python pour épurer le fichier excel(suppression des doubles,vérification des valeurs nulles)</text:span></text:p>
        </text:list-item>
        <text:list-item>
          <text:p text:style-name="P7"><text:span text:style-name="T7">Insertion des nouvelles données épurées dans la bdd</text:span></text:p>
        </text:list-item>
        <text:list-item>
          <text:p text:style-name="P7"><text:span text:style-name="T7">Utilisation de la méthode CRUD, principalement de procédures stockées afin de pouvoir ajouter ou supprimer des films/séries de la bdd ainsi qu’une procédure liée à la modification dans le cas d’ajout de nouveaux épisodes d’une série.</text:span></text:p>
        </text:list-item>
        <text:list-item>
          <text:p text:style-name="P7"><text:span text:style-name="T7">Le prestataire s’occupe uniquement de la création de la bdd de façon optimale et de l’insertion des données présentes dans le fichier Excel. L’exploitation de la base de données </text:span><text:soft-page-break/><text:span text:style-name="T7">relationnelles, ainsi que la data visualisation seront laissées au client.</text:span></text:p>
        </text:list-item>
        <text:list-item>
          <text:p text:style-name="P7"><text:span text:style-name="T7">Netflix s’engage à rémunérer les intervenants à hauteur d’un million de dollars US par tête ou l’équivalent en Bitcoins.</text:span></text:p>
          <text:p text:style-name="P7"><text:span text:style-name="T7"/></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3T14:47:51.524619246</dc:date>
    <meta:editing-duration>PT16M36S</meta:editing-duration>
    <meta:editing-cycles>1</meta:editing-cycles>
    <meta:document-statistic meta:table-count="0" meta:image-count="0" meta:object-count="0" meta:page-count="4" meta:paragraph-count="44" meta:word-count="576" meta:character-count="3627" meta:non-whitespace-character-count="3098"/>
    <meta:generator>LibreOffice/6.0.7.3$Linux_X86_64 LibreOffice_project/00m0$Build-3</meta:generator>
  </office:meta>
</office:document-meta>
</file>